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Lucida Sans1" svg:font-family="'Lucida Sans'"/>
    <style:font-face style:name="OpenSymbol" svg:font-family="OpenSymbol"/>
    <style:font-face style:name="Courier" svg:font-family="Courier"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text-align="justify" style:justify-single-word="false"/>
      <style:text-properties fo:language="en" fo:country="US"/>
    </style:style>
    <style:style style:name="P3" style:family="paragraph" style:parent-style-name="Standard" style:list-style-name="L1">
      <style:paragraph-properties fo:text-align="justify" style:justify-single-word="false"/>
      <style:text-properties fo:language="en" fo:country="US"/>
    </style:style>
    <style:style style:name="P4" style:family="paragraph" style:parent-style-name="Standard" style:list-style-name="L2">
      <style:paragraph-properties fo:text-align="justify" style:justify-single-word="false"/>
      <style:text-properties fo:language="en" fo:country="US"/>
    </style:style>
    <style:style style:name="P5" style:family="paragraph" style:parent-style-name="Heading_20_2">
      <style:text-properties fo:language="en" fo:country="US"/>
    </style:style>
    <style:style style:name="T1" style:family="text">
      <style:text-properties fo:font-weight="bold" style:font-weight-asian="bold" style:font-weight-complex="bold"/>
    </style:style>
    <style:style style:name="T2" style:family="text">
      <style:text-properties style:font-name="Courie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Running on multiple computers</text:h>
      <text:p text:style-name="P2">If you want to run BW4T on multiple computers you should designate one of these computer as the server. On this computer you can start the server as described in the first section of this guide. You must use RMI messaging (check the GOAL Run menu) to allow other GOAL runtimes to connect<text:note text:id="ftn0" text:note-class="footnote"><text:note-citation>1</text:note-citation><text:note-body><text:p text:style-name="P2"><text:s/>If you do not do this, the system may seem to work properly but the agents running in the various GOAL instances will not be able to communicate with the GOAL send action and the humanbots will not work properly.</text:p></text:note-body></text:note>. </text:p>
      <text:p text:style-name="P2">You need to check a few things in the MAS that you use here:</text:p>
      <text:list xml:id="list8365088560416436116" text:style-name="L1">
        <text:list-item>
          <text:p text:style-name="P3">specify a map such that the environment resets when you start up the MAS</text:p>
        </text:list-item>
        <text:list-item>
          <text:p text:style-name="P3">make sure that the map that is used has enough entities to accommodate all agents in all computers that want to connect</text:p>
        </text:list-item>
        <text:list-item>
          <text:p text:style-name="P3">make sure that the entities get the proper type, by specifying the proper agentcount and humancount.</text:p>
        </text:list-item>
      </text:list>
      <text:p text:style-name="P2"/>
      <text:p text:style-name="P2">The other computers will then function as client. Create a MAS file for each of these, and configure this MAS as follows (see also bw4thuman.mas2g in the GOALagents directory of GOAL):</text:p>
      <text:list xml:id="list5638648263711521034" text:style-name="L2">
        <text:list-item>
          <text:p text:style-name="P4">set the <text:span text:style-name="T1">serverip</text:span> and <text:span text:style-name="T1">serverport</text:span> initialization parameters to the ones that the server is listening on (default for the server is localhost and port 8000).</text:p>
        </text:list-item>
        <text:list-item>
          <text:p text:style-name="P4">Set the <text:span text:style-name="T1">humancount</text:span> and <text:span text:style-name="T1">agentcount</text:span> parameter on each client to reflect how many human or agent players that client should load.</text:p>
        </text:list-item>
        <text:list-item>
          <text:p text:style-name="P4">Use humanbot.goal for human agents</text:p>
        </text:list-item>
        <text:list-item>
          <text:p text:style-name="P4">use <text:span text:style-name="T2">env = "BW4T2/BW4TClient.jar". i</text:span>n the environment section. Do not connect to an already running environment in another MAS. This is because BW4TClient creates GUIs for humanbots, on the machine where it is running. </text:p>
        </text:list-item>
        <text:list-item>
          <text:p text:style-name="P4">Check that the launchpolicy picks up the proper entity type, so use 'human' if you want to attach to human entities etc.</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Lucida Sans1" svg:font-family="'Lucida Sans'"/>
    <style:font-face style:name="OpenSymbol" svg:font-family="OpenSymbol"/>
    <style:font-face style:name="Courier" svg:font-family="Courier"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size-complex="13pt" style:font-weight-complex="bold"/>
    </style:style>
    <style:style style:name="Foot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5T17:33:14</meta:creation-date>
    <dc:date>2013-11-14T16:59:16</dc:date>
    <meta:editing-duration>PT22M54S</meta:editing-duration>
    <meta:editing-cycles>9</meta:editing-cycles>
    <meta:generator>OpenOffice.org/3.4.1$Unix OpenOffice.org_project/341m1$Build-9593</meta:generator>
    <meta:document-statistic meta:table-count="0" meta:image-count="0" meta:object-count="0" meta:page-count="1" meta:paragraph-count="13" meta:word-count="311" meta:character-count="1727"/>
  </office:meta>
</office:document-meta>
</file>